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 fo:min-height="0.613cm" fo:min-width="0.46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1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608cm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111111" draw:fill-color="#3465a4" draw:textarea-horizontal-align="justify" draw:textarea-vertical-align="middle" draw:auto-grow-height="false" fo:min-height="0.613cm" fo:min-width="0.465cm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  <style:paragraph-properties style:writing-mode="lr-tb"/>
    </style:style>
    <style:style style:name="gr15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.608cm"/>
      <style:paragraph-properties style:writing-mode="lr-tb"/>
    </style:style>
    <style:style style:name="gr18" style:family="graphic" style:parent-style-name="objectwithoutfill">
      <style:graphic-properties draw:stroke="solid" svg:stroke-width="0.081cm" svg:stroke-color="#3465a4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465a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fo:font-size="12pt"/>
    </style:style>
    <style:style style:name="T6" style:family="text">
      <style:text-properties style:text-position="-33% 58%" fo:font-size="12pt"/>
    </style:style>
    <style:style style:name="T7" style:family="text">
      <style:text-properties fo:font-size="15pt"/>
    </style:style>
    <style:style style:name="T8" style:family="text">
      <style:text-properties style:text-position="-33% 58%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65cm" svg:height="1.219cm" svg:x="0.76cm" svg:y="4.913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2.031cm" svg:y1="8.4cm" svg:x2="0.778cm" svg:y2="8.409cm">
            <text:p/>
          </draw:line>
          <draw:line draw:style-name="gr2" draw:text-style-name="P3" draw:layer="layout" svg:x1="2.032cm" svg:y1="8.395cm" svg:x2="0.779cm" svg:y2="8.404cm">
            <text:p/>
          </draw:line>
          <draw:line draw:style-name="gr2" draw:text-style-name="P3" draw:layer="layout" svg:x1="1.12cm" svg:y1="8.593cm" svg:x2="1.743cm" svg:y2="8.593cm">
            <text:p/>
          </draw:line>
          <draw:line draw:style-name="gr2" draw:text-style-name="P3" draw:layer="layout" svg:x1="1.288cm" svg:y1="8.759cm" svg:x2="1.587cm" svg:y2="8.759cm">
            <text:p/>
          </draw:line>
          <draw:line draw:style-name="gr2" draw:text-style-name="P3" draw:layer="layout" svg:x1="1.421cm" svg:y1="8.388cm" svg:x2="1.426cm" svg:y2="7.961cm">
            <text:p/>
          </draw:line>
        </draw:g>
        <draw:connector draw:style-name="gr3" draw:text-style-name="P4" draw:layer="layout" svg:x1="1.443cm" svg:y1="4.913cm" svg:x2="4.448cm" svg:y2="4.22cm" draw:start-shape="id1" draw:start-glue-point="4" draw:end-shape="id2" draw:end-glue-point="6" svg:d="M1443 4913v-693h3005" svg:viewBox="0 0 3006 694">
          <text:p/>
        </draw:connector>
        <draw:connector draw:style-name="gr3" draw:text-style-name="P4" draw:layer="layout" draw:line-skew="-0.532cm" svg:x1="1.443cm" svg:y1="6.132cm" svg:x2="6.079cm" svg:y2="8.022cm" draw:start-shape="id1" draw:start-glue-point="8" draw:end-shape="id3" draw:end-glue-point="2" svg:d="M1443 6132v1908h4636v-18" svg:viewBox="0 0 4637 1909">
          <text:p/>
        </draw:connector>
        <draw:connector draw:style-name="gr4" draw:text-style-name="P4" draw:layer="layout" draw:line-skew="0.791cm" svg:x1="4.466cm" svg:y1="4.24cm" svg:x2="5.509cm" svg:y2="4.155cm" draw:end-shape="id4" draw:end-glue-point="1" svg:d="M4466 4240h1042v-85h1" svg:viewBox="0 0 1044 86">
          <text:p/>
        </draw:connector>
        <draw:frame draw:style-name="gr5" draw:text-style-name="P5" draw:layer="layout" svg:width="0.875cm" svg:height="0.963cm" svg:x="7.772cm" svg:y="3.437cm">
          <draw:text-box>
            <text:p><text:span text:style-name="T1">+</text:span></text:p>
          </draw:text-box>
        </draw:frame>
        <draw:frame draw:style-name="gr5" draw:text-style-name="P5" draw:layer="layout" svg:width="0.875cm" svg:height="0.963cm" svg:x="7.886cm" svg:y="5.402cm">
          <draw:text-box>
            <text:p><text:span text:style-name="T1">-</text:span></text:p>
          </draw:text-box>
        </draw:frame>
        <draw:frame draw:style-name="gr6" draw:text-style-name="P7" draw:layer="layout" svg:width="1.75cm" svg:height="1.158cm" svg:x="1.804cm" svg:y="6.341cm">
          <draw:text-box>
            <text:p text:style-name="P6"><text:span text:style-name="T2">v</text:span><text:span text:style-name="T3">I</text:span></text:p>
          </draw:text-box>
        </draw:frame>
        <draw:frame draw:style-name="gr7" draw:text-style-name="P8" draw:layer="layout" svg:width="1.108cm" svg:height="1.148cm" svg:x="7.852cm" svg:y="4.434cm">
          <draw:text-box>
            <text:p><text:span text:style-name="T1">v</text:span><text:span text:style-name="T4">O</text:span></text:p>
          </draw:text-box>
        </draw:frame>
        <draw:line draw:style-name="gr8" draw:text-style-name="P3" xml:id="id4" draw:id="id4" draw:layer="layout" svg:x1="5.509cm" svg:y1="2.977cm" svg:x2="5.509cm" svg:y2="5.333cm">
          <text:p/>
        </draw:line>
        <draw:line draw:style-name="gr8" draw:text-style-name="P3" draw:layer="layout" svg:x1="5.486cm" svg:y1="4.392cm" svg:x2="6.116cm" svg:y2="5.223cm">
          <text:p/>
        </draw:line>
        <draw:line draw:style-name="gr9" draw:text-style-name="P3" draw:layer="layout" svg:x1="6.156cm" svg:y1="3.015cm" svg:x2="5.526cm" svg:y2="3.846cm">
          <text:p/>
        </draw:line>
        <draw:g xml:id="id6" draw:id="id6">
          <draw:line draw:style-name="gr2" draw:text-style-name="P3" draw:layer="layout" svg:x1="6.127cm" svg:y1="2.499cm" svg:x2="5.836cm" svg:y2="2.416cm">
            <text:p/>
          </draw:line>
          <draw:line draw:style-name="gr2" draw:text-style-name="P3" draw:layer="layout" svg:x1="6.408cm" svg:y1="2.185cm" svg:x2="5.836cm" svg:y2="2.418cm">
            <text:p/>
          </draw:line>
          <draw:line draw:style-name="gr2" draw:text-style-name="P3" draw:layer="layout" svg:x1="6.422cm" svg:y1="1.783cm" svg:x2="5.83cm" svg:y2="1.607cm">
            <text:p/>
          </draw:line>
          <draw:line draw:style-name="gr2" draw:text-style-name="P3" draw:layer="layout" svg:x1="6.423cm" svg:y1="2.194cm" svg:x2="5.831cm" svg:y2="2.018cm">
            <text:p/>
          </draw:line>
          <draw:line draw:style-name="gr2" draw:text-style-name="P3" draw:layer="layout" svg:x1="6.418cm" svg:y1="1.775cm" svg:x2="5.846cm" svg:y2="2.008cm">
            <text:p/>
          </draw:line>
          <draw:line draw:style-name="gr2" draw:text-style-name="P3" draw:layer="layout" svg:x1="6.399cm" svg:y1="1.37cm" svg:x2="5.827cm" svg:y2="1.603cm">
            <text:p/>
          </draw:line>
          <draw:line draw:style-name="gr2" draw:text-style-name="P3" draw:layer="layout" svg:x1="6.37cm" svg:y1="1.375cm" svg:x2="6.079cm" svg:y2="1.292cm">
            <text:p/>
          </draw:line>
        </draw:g>
        <draw:custom-shape draw:style-name="gr10" draw:text-style-name="P2" xml:id="id5" draw:id="id5" draw:layer="layout" svg:width="1.365cm" svg:height="1.219cm" svg:x="8.726cm" svg:y="1.086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xml:id="id3" draw:id="id3" draw:layer="layout" svg:x1="6.079cm" svg:y1="8.022cm" svg:x2="6.077cm" svg:y2="7.281cm" svg:d="M6079 8022v-370h-2v-371" svg:viewBox="0 0 3 742">
          <text:p/>
        </draw:connector>
        <draw:connector draw:style-name="gr3" draw:text-style-name="P4" draw:layer="layout" svg:x1="9.409cm" svg:y1="2.305cm" svg:x2="6.079cm" svg:y2="8.022cm" draw:start-shape="id5" draw:start-glue-point="8" draw:end-shape="id3" draw:end-glue-point="2" svg:d="M9409 2305v5717h-3330" svg:viewBox="0 0 3331 5718">
          <text:p/>
        </draw:connector>
        <draw:connector draw:style-name="gr3" draw:text-style-name="P4" draw:layer="layout" svg:x1="9.409cm" svg:y1="1.086cm" svg:x2="6.125cm" svg:y2="1.292cm" draw:start-shape="id5" draw:start-glue-point="4" draw:end-shape="id6" draw:end-glue-point="0" svg:d="M9409 1086v-502h-3284v708" svg:viewBox="0 0 3285 709">
          <text:p/>
        </draw:connector>
        <draw:line draw:style-name="gr8" draw:text-style-name="P3" draw:layer="layout" svg:x1="6.098cm" svg:y1="2.504cm" svg:x2="6.098cm" svg:y2="3.061cm">
          <text:p/>
        </draw:line>
        <draw:line draw:style-name="gr8" draw:text-style-name="P3" draw:layer="layout" svg:x1="6.06cm" svg:y1="6.094cm" svg:x2="6.07cm" svg:y2="5.159cm">
          <text:p/>
        </draw:line>
        <draw:frame draw:style-name="gr12" draw:text-style-name="P9" draw:layer="layout" svg:width="1.108cm" svg:height="0.826cm" svg:x="6.249cm" svg:y="1.386cm">
          <draw:text-box>
            <text:p><text:span text:style-name="T5">R</text:span><text:span text:style-name="T6">E2</text:span></text:p>
          </draw:text-box>
        </draw:frame>
        <draw:frame draw:style-name="gr13" draw:text-style-name="P9" draw:layer="layout" svg:width="0.972cm" svg:height="0.826cm" svg:x="6.283cm" svg:y="6.963cm">
          <draw:text-box>
            <text:p><text:span text:style-name="T5">R</text:span><text:span text:style-name="T6">E</text:span></text:p>
          </draw:text-box>
        </draw:frame>
        <draw:frame draw:style-name="gr14" draw:text-style-name="P10" draw:layer="layout" svg:width="1.158cm" svg:height="1.114cm" svg:x="8.197cm" svg:y="2.289cm">
          <draw:text-box>
            <text:p><text:span text:style-name="T7">V</text:span><text:span text:style-name="T8">cc</text:span></text:p>
          </draw:text-box>
        </draw:frame>
        <draw:line draw:style-name="gr15" draw:text-style-name="P3" draw:layer="layout" svg:x1="6.127cm" svg:y1="3.023cm" svg:x2="7.947cm" svg:y2="3.02cm">
          <text:p/>
        </draw:line>
        <draw:custom-shape draw:style-name="gr16" draw:text-style-name="P4" draw:layer="layout" svg:width="0.123cm" svg:height="0.161cm" svg:x="7.906cm" svg:y="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123cm" svg:height="0.161cm" svg:x="8.021cm" svg:y="7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" draw:id="id2" draw:layer="layout" svg:width="0.209cm" svg:height="0.264cm" svg:x="4.448cm" svg:y="4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108cm" svg:height="1.514cm" svg:x="5.895cm" svg:y="4.513cm">
          <draw:text-box>
            <text:p><text:span text:style-name="T1">C</text:span></text:p>
            <text:p><text:span text:style-name="T1"/></text:p>
          </draw:text-box>
        </draw:frame>
        <draw:frame draw:style-name="gr7" draw:text-style-name="P8" draw:layer="layout" svg:width="1.108cm" svg:height="1.148cm" svg:x="7.852cm" svg:y="4.434cm">
          <draw:text-box>
            <text:p><text:span text:style-name="T1">v</text:span><text:span text:style-name="T4">O</text:span></text:p>
          </draw:text-box>
        </draw:frame>
        <draw:frame draw:style-name="gr17" draw:text-style-name="P8" draw:layer="layout" svg:width="1.108cm" svg:height="1.514cm" svg:x="5.963cm" svg:y="3.218cm">
          <draw:text-box>
            <text:p><text:span text:style-name="T1">E</text:span></text:p>
            <text:p><text:span text:style-name="T1"/></text:p>
          </draw:text-box>
        </draw:frame>
        <draw:line draw:style-name="gr18" draw:text-style-name="P3" draw:layer="layout" svg:x1="6.071cm" svg:y1="6.071cm" svg:x2="6.071cm" svg:y2="7.4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8:09:50.993045396</dc:date>
    <meta:editing-duration>PT3H9M52S</meta:editing-duration>
    <meta:editing-cycles>6</meta:editing-cycles>
    <meta:generator>LibreOffice/6.4.6.2$Linux_X86_64 LibreOffice_project/40$Build-2</meta:generator>
    <meta:document-statistic meta:object-count="42"/>
  </office:meta>
</office:document-meta>
</file>